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 4<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p text:style-name="P49">```csharp</text:p>
      <text:p text:style-name="P50">### Download code </text:p>
      <text:p text:style-name="P51"/>
      <text:p text:style-name="P52">Code at [Chapter05](https://ignatandrei.github.io/console_to_saas/sources/Chapter05.zip)</text:p>
      <text:p text:style-name="P53"/>
      <text:p text:style-name="P54">## Technical Reading Box</text:p>
      <text:p text:style-name="P55"/>
      <text:p text:style-name="P56">1. Interfaces vs Abstract Classes</text:p>
      <text:p text:style-name="P57">1. IDisposable (for zip extracting)</text:p>
      <text:p text:style-name="P58">1. FileSystem Abstraction ( exists already: <text:s text:c="1"/>https://github.com/System-IO-Abstractions/System.IO.Abstractions</text:p>
      <text:p text:style-name="P59">http://dontcodetired.com/blog/post/Unit-Testing-C-File-Access-Code-with-SystemIOAbstractions) </text:p>
      <text:p text:style-name="P60">1. How to Serialize interfaces to restore classes</text:p>
      <text:p text:style-name="P61">1. Unit Test vs Integration Test vs Component Test vs System Test vs Load Test</text:p>
      <text:p text:style-name="P62">1. ArrangeActAssert vs GWT</text:p>
      <text:p text:style-name="P63">1. Mock vs Fakes vs Stubs : https://martinfowler.com/articles/mocksArentStubs.html</text:p>
      <text:p text:style-name="P64">1. Technical Debt</text:p>
      <text:p text:style-name="P65"/>
      <text:p text:style-name="P66"/>
      <text:p text:style-name="P67"/>
      <text:p text:style-name="P68"># Chapter 06 - Our second external client: Ecosystem/ Versioning / CI </text:p>
      <text:p text:style-name="P69"/>
      <text:p text:style-name="P70"/>
      <text:p text:style-name="P71">## Technical Box</text:p>
      <text:p text:style-name="P72">1. <text:s text:c="1"/>Design Pattern - strategy</text:p>
      <text:p text:style-name="P73">2. <text:s text:c="1"/>Versioning - show the production version. SemVer, CalVer</text:p>
      <text:p text:style-name="P74">3. <text:s text:c="1"/>AutoUpdate application</text:p>
      <text:p text:style-name="P75">4. <text:s text:c="1"/>.NET Core 3 Self Container Application per platform: https://docs.microsoft.com/en-us/dotnet/core/deplo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2-22T22:01:00Z</meta:creation-date>
    <dc:date>2020-02-22T22:01:00Z</dc:date>
  </office:meta>
</office:document-meta>
</file>